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9" style:family="paragraph" style:parent-style-name="Preformatted_20_Text">
      <style:paragraph-properties fo:margin-top="0in" fo:margin-bottom="0.1965in"/>
      <style:text-properties style:font-name="Courier" fo:font-size="9pt" style:font-size-asian="9pt" style:font-size-complex="9pt"/>
    </style:style>
    <style:style style:name="P20" style:family="paragraph" style:parent-style-name="Table_20_Contents">
      <style:text-properties style:font-name="Courier" fo:font-size="7pt" style:font-size-asian="7pt" style:font-size-complex="7pt"/>
    </style:style>
    <style:style style:name="P21" style:family="paragraph" style:parent-style-name="Table_20_Contents">
      <style:text-properties style:font-name="Courier" fo:font-size="7pt" fo:font-weight="bold" style:font-size-asian="7pt" style:font-weight-asian="bold" style:font-size-complex="7pt" style:font-weight-complex="bold"/>
    </style:style>
    <style:style style:name="P22" style:family="paragraph" style:parent-style-name="Table_20_Contents">
      <style:text-properties style:font-name="Courier" fo:font-size="9pt" style:font-size-asian="9pt" style:font-size-complex="9pt"/>
    </style:style>
    <style:style style:name="P23" style:family="paragraph" style:parent-style-name="Table_20_Contents">
      <style:text-properties style:font-name="Courier" fo:font-size="9pt" fo:font-weight="normal" style:font-size-asian="9pt" style:font-weight-asian="normal" style:font-size-complex="9pt" style:font-weight-complex="normal"/>
    </style:style>
    <style:style style:name="P24" style:family="paragraph" style:parent-style-name="Table_20_Contents">
      <style:text-properties style:font-name="Courier" fo:font-size="9pt" fo:font-weight="bold" style:font-size-asian="9pt" style:font-weight-asian="bold" style:font-size-complex="9pt" style:font-weight-complex="bold"/>
    </style:style>
    <style:style style:name="P2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2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27"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8" style:family="paragraph" style:parent-style-name="Preformatted_20_Text">
      <style:text-properties style:font-name="Courier" fo:font-size="9pt" fo:font-style="normal" style:text-underline-style="none" fo:font-weight="normal" style:font-size-asian="9pt" style:font-style-asian="normal" style:font-weight-asian="bold" style:font-size-complex="9pt" style:font-style-complex="normal" style:font-weight-complex="bold"/>
    </style:style>
    <style:style style:name="P29" style:family="paragraph" style:parent-style-name="Preformatted_20_Text">
      <style:text-properties style:font-name="Courier" fo:font-size="9pt" style:font-size-asian="9pt" style:font-size-complex="9pt"/>
    </style:style>
    <style:style style:name="P30" style:family="paragraph" style:parent-style-name="Preformatted_20_Text">
      <style:paragraph-properties fo:margin-top="0in" fo:margin-bottom="0.1965in"/>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Courier1"/>
    </style:style>
    <style:style style:name="T14" style:family="text">
      <style:text-properties fo:font-size="7pt" style:font-size-asian="7pt" style:font-size-complex="7pt"/>
    </style:style>
    <style:style style:name="T15" style:family="text">
      <style:text-properties fo:font-size="7pt" fo:font-weight="bold" style:font-size-asian="7pt" style:font-weight-asian="bold" style:font-size-complex="7pt" style:font-weight-complex="bold"/>
    </style:style>
    <style:style style:name="T16" style:family="text">
      <style:text-properties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8">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0">(1)Confirm the process </text:span>that retrieves Dayfiles from MOC is working. Check with Art or Hao.</text:p>
            <text:p text:style-name="P4"><text:span text:style-name="T10">(2-option a)</text:span>Once this is working the process will pick up dayfiles for lost day(s) and the current day and save dayfiles at 10PM-PDT.</text:p>
            <text:p text:style-name="P4">(<text:span text:style-name="T10">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19">--&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7">gdfrt</text:span><text:span text:style-name="T9">.</text:span><text:span text:style-name="T7">pl</text:span> apid=129 pkt_size=128 </text:p>
            <text:p text:style-name="P1"/>
            <text:p text:style-name="P1">% nohup <text:span text:style-name="T8">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8">--&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 The cronjob script execution with arguments:</text:span></text:p>
            <text:p text:style-name="P3"/>
            <text:p text:style-name="P1"><text:span text:style-name="T7">gdfrt</text:span><text:span text:style-name="T9">.</text:span><text:span text:style-name="T7">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0">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8">--&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0">(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1">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0">(Step 1) Check with j0 </text:span>see hmisdp-mon directory. Check if asd dayfile there(apid is 0x81).</text:p>
            <text:p text:style-name="P1"/>
            <text:p text:style-name="P1"><text:span text:style-name="T10">(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7">Step 1(e) Clear list of old hsb dayfiles to delete from DF_DELETE_FILE_LIST located in /home/production/cvs/JSOC/proj/lev0/scripts/hk. </text:p>
            <text:p text:style-name="P17">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2">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2">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6">(1a)Check series for missing records to confirm issue.</text:p>
            <text:p text:style-name="P16">--For apid 19:check hmi.temperature_summary_300s has 288 records per day.</text:p>
            <text:p text:style-name="P16">--&gt;For apid 44: Check</text:p>
            <text:p text:style-name="P16">aia.temperature_summary_300s has 288 records per day.</text:p>
            <text:p text:style-name="P16"><text:s/></text:p>
            <text:p text:style-name="P16">(1b)Check if ran correctly last night by checking log files for rtmon and moc dayfile processing.</text:p>
            <text:p text:style-name="P16">--&gt;Check rtmon logfile at </text:p>
            <text:p text:style-name="P16">/home2/production/cvs/JSOC/proj/lev0/scripts/hk/log_df_rtmon</text:p>
            <text:p text:style-name="P16">--&gt;Check rtmon logfile at </text:p>
            <text:p text:style-name="P16">/home2/production/cvs/JSOC/proj/lev0/scripts/hk/log_df_moc</text:p>
            <text:p text:style-name="P16"/>
            <text:p text:style-name="P16">(1c)Check if dayfile with issue has no errors in xml “quality information” file paired with each dayfile.</text:p>
            <text:p text:style-name="P16">---&gt;Go to datatool and view xml dayfile and check is there is missing data in summary line.</text:p>
            <text:p text:style-name="P16"/>
            <text:p text:style-name="P16">(1d)Email Rock and team effected with issue on findings.</text:p>
            <text:p text:style-name="P16"/>
            <text:p text:style-name="P16">(1e)Implement fix if there is missing data.</text:p>
            <text:p text:style-name="P16">--&gt;Request recreate of moc dayfile with new version. Rock or you can do(see ticket). </text:p>
            <text:p text:style-name="P16">--&gt;When Goddard places new file on moc product server the process will work automatically when the “dsdf.pl moc” is run via Art's script on <text:a xlink:type="simple" xlink:href="mailto:jsoc@j0">jsoc@j0</text:a>.</text:p>
            <text:p text:style-name="P16"/>
            <text:p text:style-name="P16">(1f)Verify gaps were filled by checking series records for that day again.</text:p>
            <text:p text:style-name="P16">(1g)If gap not filled then get approvals from Rock to run the set_keys command to fill gaps.</text:p>
            <text:p text:style-name="P16">Here is example of filling gap for time 2010.11.29_20:40:00_UTC where DATE is current time when ran command and T_START time is time of record want to fill in(2010.11.29_20:40:00_UTC):</text:p>
            <text:p text:style-name="P16"><text:soft-page-break/></text:p>
            <text:p text:style-name="Preformatted_20_Text"><text:span text:style-name="T6">set_keys -c ds=hmi.temperature_summary_300s </text:span><text:span text:style-name="T6">T_START=</text:span><text:span text:style-name="T6">2010.11.29_20:40:00_UTC</text:span><text:span text:style-name="T6"> NUMPTS=0 DATE=</text:span><text:span text:style-name="T13">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2">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text:soft-page-break/>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6"/>
            <text:p text:style-name="P16">(2a)Confirm cronjobs did not run last night by checking log files (log-df-moc and log-df-rtmon) at </text:p>
            <text:p text:style-name="P16">j0:/home/production/cvs/JSOC/proj/lev0/scripts/hk.</text:p>
            <text:p text:style-name="P16"/>
            <text:p text:style-name="P16">(2b)If occurred for just that one day because of down systems or failed cronjob then the process will process the moc dayfiles from yesterday and today files tonight and this should fix issue.</text:p>
            <text:p text:style-name="P16"/>
            <text:p text:style-name="P16">(2c)If problem persist fix out source of problem. Possible causes are:</text:p>
            <text:p text:style-name="P16">---down h/w</text:p>
            <text:p text:style-name="P16">---down sums/drms</text:p>
            <text:p text:style-name="P16">---down cronjob for rtmon on <text:a xlink:type="simple" xlink:href="mailto:production@j0">production@j0</text:a></text:p>
            <text:p text:style-name="P16">---down Art's retrieve script of moc down files.</text:p>
            <text:p text:style-name="P16"/>
            <text:p text:style-name="P16">(2d)Once back up, the dayfiles from moc product server should be brought over and the cronjobs for moc should process all dayfiles <text:span text:style-name="T14">(9)(high)</text:span></text:p>
            <text:p text:style-name="P16"><text:span text:style-name="T15">=&gt;dsdf.pl</text:span>for all down days. </text:p>
            <text:p text:style-name="P16"/>
            <text:p text:style-name="P16">(2e)The rtmon dayfile load_m3sd <text:soft-page-break/>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6"/>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6"/>
            <text:p text:style-name="P16">===&gt;clean up by deleting items in DF_DELETE_FILE_LIST_RTMON file</text:p>
            <text:p text:style-name="P16"/>
            <text:p text:style-name="P16">===&gt;clean up by removing files in the “dropoff” directory </text:p>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table-cell table:style-name="Table1.A2" office:value-type="string">
            <text:p text:style-name="P8">(10)(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
          </table:table-cell>
          <table:table-cell table:style-name="Table1.A2" office:value-type="string">
            <text:p text:style-name="P4">JSOC:WARNING:M3SD </text:p>
            <text:p text:style-name="P4">Processing and Decode Dayfile Processing of all MOC dayfiles NOT done.</text:p>
          </table:table-cell>
          <table:table-cell table:style-name="Table1.A2" office:value-type="string">
            <text:p text:style-name="P13">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17">--&gt;If dayfiles exist, get dayfiles and rerun with load_m3sd executable.</text:p>
            <text:p text:style-name="P13">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gt;Check if the dayfiles for apid 129 <text:soft-page-break/>has been retrieved and ingested in sdo.hk_dayfile series .</text:p>
            <text:p text:style-name="P17">--&gt;If dayfile exists, get dayfiles and rerun with decode_dayfile executable.</text:p>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Sometimes dayfiles are resent <text:soft-page-break/>with more complete data.</text:p>
          </table:table-cell>
          <table:table-cell table:style-name="Table1.F2" office:value-type="string">
            <text:p text:style-name="P15">Problem(1)</text:p>
            <text:p text:style-name="P27">(1a)Check logfile on what happened.</text:p>
            <text:p text:style-name="P27">==&gt;For MOC Dayfile check log at</text:p>
            <text:p text:style-name="P28"><text:span text:style-name="T16">/home2/production/cvs/JSOC/proj/lev0/scripts/hk/log-df-moc</text:span></text:p>
            <text:p text:style-name="P28"><text:span text:style-name="T16">==&gt;For RTMON Dayfile check log at </text:span></text:p>
            <text:p text:style-name="P28"><text:span text:style-name="T16">/home2/production/cvs/JSOC/proj/lev0/scripts/hk/log-df-moc</text:span></text:p>
            <text:p text:style-name="P28"><text:span text:style-name="T16">(1b)Check if log shows did not run the day before. If did not run the day before need to find out reason it did not run.</text:span></text:p>
            <text:p text:style-name="P28"><text:span text:style-name="T16"/></text:p>
            <text:p text:style-name="P15"><text:span text:style-name="T16">Problem(2)</text:span></text:p>
            <text:p text:style-name="P28"><text:span text:style-name="T16">(2a)Check logfile on what happened.</text:span></text:p>
            <text:p text:style-name="P27">==&gt;For MOC Dayfile check log at</text:p>
            <text:p text:style-name="P28"><text:span text:style-name="T16">/home2/production/cvs/JSOC/proj/lev0/scripts/hk/log-df-moc</text:span></text:p>
            <text:p text:style-name="P28"><text:span text:style-name="T16">==&gt;For RTMON Dayfile check log at </text:span></text:p>
            <text:p text:style-name="P28"><text:span text:style-name="T16">/home2/production/cvs/JSOC/proj/lev0/scripts/hk/log-df-moc</text:span></text:p>
            <text:p text:style-name="P28"><text:span text:style-name="T16">(2b)Check if they sent us different versions of dayfiles that might be updates. The revised dayfiles could be resent with updated data. Check version, which could say 02(i.e. , see <text:s/>02 value in this file 0001_2011_097_02.hkt).</text:span></text:p>
            <text:p text:style-name="P28"><text:span text:style-name="T16">Or it could be a resent of dayfile with a doy(day of year) that was not last night doy. For example,today is doy 097 and we got files showing doy 037(0001_2011_037_02.hkt) with updated version.</text:span></text:p>
            <text:p text:style-name="P28"><text:span text:style-name="T16">(2c)Send email to team on your investigation. For example, there was a retransmit of doy dayfiles with verision 02 for doy=xxx.</text:span></text:p>
            <text:p text:style-name="P28"><text:span text:style-name="T16">(2d)Also send any information if these files failed to get processed using load_m3sd(saves to 6 telemetry averaging series), decode_dayfile(save data to sdo.lev0_asd_0004 series) and ingest_lev0.pl(save dayfile to &lt;sdo|hmi|aia&gt;.hk_dayfile series)</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9 on <text:s/>4/8/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4-08T11:53:53</dc:date>
    <meta:printed-by>Carl Cimilluca</meta:printed-by>
    <meta:print-date>2010-06-08T15:00:32</meta:print-date>
    <meta:editing-cycles>80</meta:editing-cycles>
    <meta:editing-duration>PT19H55M12S</meta:editing-duration>
    <meta:user-defined meta:name="Info 1"/>
    <meta:user-defined meta:name="Info 2"/>
    <meta:user-defined meta:name="Info 3"/>
    <meta:user-defined meta:name="Info 4"/>
    <meta:document-statistic meta:table-count="1" meta:image-count="0" meta:object-count="0" meta:page-count="14" meta:paragraph-count="366" meta:word-count="4015" meta:character-count="22841"/>
  </office:meta>
</office:document-meta>
</file>